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ASSIGNMENT – 9</text:span></text:p>
      <text:p text:style-name="P1"><text:span text:style-name="T1"/></text:p>
      <text:p text:style-name="P1"><text:span text:style-name="T2">***INSTALLATION OF MONGODB***</text:span></text:p>
      <text:p text:style-name="P1"><text:span text:style-name="T2"/></text:p>
      <text:p text:style-name="P1"><text:span text:style-name="T3">comp@siftworkstation:~$ sudo apt-update </text:span></text:p>
      <text:p text:style-name="P1"><text:span text:style-name="T3">[sudo] password for comp: </text:span></text:p>
      <text:p text:style-name="P1"><text:span text:style-name="T3">sudo: apt-update: command not found </text:span></text:p>
      <text:p text:style-name="P1"><text:span text:style-name="T3">comp@siftworkstation:~$ sudo apt-getupdate </text:span></text:p>
      <text:p text:style-name="P1"><text:span text:style-name="T3">sudo: apt-getupdate: command not found </text:span></text:p>
      <text:p text:style-name="P1"><text:span text:style-name="T3">comp@siftworkstation:~$ sudo apt-dateupdate </text:span></text:p>
      <text:p text:style-name="P1"><text:span text:style-name="T3">sudo: apt-dateupdate: command not found </text:span></text:p>
      <text:p text:style-name="P1"><text:span text:style-name="T3">comp@siftworkstation:~$ sudo apt-get update </text:span></text:p>
      <text:p text:style-name="P1"><text:span text:style-name="T3">Get:1 http://extras.ubuntu.com trusty InRelease </text:span></text:p>
      <text:p text:style-name="P1"><text:span text:style-name="T3">Get:2 http://ppa.launchpad.net trusty InRelease </text:span></text:p>
      <text:p text:style-name="P1"><text:span text:style-name="T3">Get:3 http://ppa.launchpad.net trusty InRelease </text:span></text:p>
      <text:p text:style-name="P1"><text:span text:style-name="T3">Get:4 http://ppa.launchpad.net trusty InRelease </text:span></text:p>
      <text:p text:style-name="P1"><text:span text:style-name="T3">Get:5 http://ppa.launchpad.net trusty InRelease </text:span></text:p>
      <text:p text:style-name="P1"><text:span text:style-name="T3">Ign cdrom://Ubuntu 14.04 LTS _Trusty Tahr_ - Release amd64 (20140417) trusty InRelease </text:span></text:p>
      <text:p text:style-name="P1"><text:span text:style-name="T3">Ign cdrom://Ubuntu 14.04 LTS _Trusty Tahr_ - Release amd64 (20140417) trusty Release.gpg </text:span></text:p>
      <text:p text:style-name="P1"><text:span text:style-name="T3">Ign cdrom://Ubuntu 14.04 LTS _Trusty Tahr_ - Release amd64 (20140417) trusty Release </text:span></text:p>
      <text:p text:style-name="P1"><text:span text:style-name="T3">Err cdrom://Ubuntu 14.04 LTS _Trusty Tahr_ - Release amd64 (20140417) trusty/main amd64 Packages </text:span></text:p>
      <text:p text:style-name="P1"><text:span text:style-name="T3"><text:s text:c="2"/>Please use apt-cdrom to make this CD-ROM recognized by APT. apt-get update cannot be used to add new CD-ROMs </text:span></text:p>
      <text:p text:style-name="P1"><text:span text:style-name="T3">Err cdrom://Ubuntu 14.04 LTS _Trusty Tahr_ - Release amd64 (20140417) trusty/restricted amd64 Packages </text:span></text:p>
      <text:p text:style-name="P1"><text:span text:style-name="T3"><text:s text:c="2"/>Please use apt-cdrom to make this CD-ROM recognized by APT. apt-get update cannot be used to add new CD-ROMs </text:span></text:p>
      <text:p text:style-name="P1"><text:span text:style-name="T3">Err cdrom://Ubuntu 14.04 LTS _Trusty Tahr_ - Release amd64 (20140417) trusty/main i386 Packages </text:span></text:p>
      <text:p text:style-name="P1"><text:span text:style-name="T3"><text:s text:c="2"/>Please use apt-cdrom to make this CD-ROM recognized by APT. apt-get update cannot be used to add new CD-ROMs </text:span></text:p>
      <text:p text:style-name="P1"><text:span text:style-name="T3">Err cdrom://Ubuntu 14.04 LTS _Trusty Tahr_ - Release amd64 (20140417) trusty/restricted i386 Packages </text:span></text:p>
      <text:p text:style-name="P1"><text:span text:style-name="T3"><text:s text:c="2"/>Please use apt-cdrom to make this CD-ROM recognized by APT. apt-get update cannot be used to add new CD-ROMs </text:span></text:p>
      <text:p text:style-name="P1"><text:span text:style-name="T3">Ign cdrom://Ubuntu 14.04 LTS _Trusty Tahr_ - Release amd64 (20140417) trusty/main Translation-en_IN </text:span></text:p>
      <text:p text:style-name="P1"><text:span text:style-name="T3">Ign cdrom://Ubuntu 14.04 LTS _Trusty Tahr_ - Release amd64 (20140417) trusty/main Translation-en </text:span></text:p>
      <text:p text:style-name="P1"><text:span text:style-name="T3">Ign cdrom://Ubuntu 14.04 LTS _Trusty Tahr_ - Release amd64 (20140417) trusty/restricted Translation-en_IN </text:span></text:p>
      <text:p text:style-name="P1"><text:span text:style-name="T3">Ign cdrom://Ubuntu 14.04 LTS _Trusty Tahr_ - Release amd64 (20140417) trusty/restricted Translation-en </text:span></text:p>
      <text:p text:style-name="P1"><text:span text:style-name="T3">99% [1 InRelease gpgv 197 B] [Waiting for headers] [Waiting for headers] [ConneSplitting up /var/lib/apt/lists/partial/extras.ubuntu.com_ubuntu_dists_trusty_InRIgn http://extras.ubuntu.com trusty InRelease<text:s text:c="35"/></text:span></text:p>
      <text:p text:style-name="P1"><text:span text:style-name="T3">E: GPG error: http://extras.ubuntu.com trusty InRelease: Clearsigned file isn't valid, got 'NODATA' (does the network require authentication?) </text:span></text:p>
      <text:p text:style-name="P1"><text:span text:style-name="T3">comp@siftworkstation:~$ sudo apt-key adv --keyserver hkp://keyserver.ubuntu.com:80 --recv 7F0CEB10 </text:span></text:p>
      <text:p text:style-name="P1"><text:span text:style-name="T3">Executing: gpg --ignore-time-conflict --no-options --no-default-keyring --homedir /tmp/tmp.tVYJaF4Q6T --no-auto-check-trustdb --trust-model always --keyring /etc/apt/trusted.gpg --primary-keyring /etc/apt/trusted.gpg --keyring /etc/apt/trusted.gpg.d/paolorotolo-android-studio.gpg --keyring /etc/apt/trusted.gpg.d/sift-stable.gpg --keyring /etc/apt/trusted.gpg.d/tualatrix-ppa.gpg --keyring /etc/apt/trusted.gpg.d/webupd8team-java.gpg --keyserver hkp://keyserver.ubuntu.com:80 --recv 7F0CEB10 </text:span></text:p>
      <text:p text:style-name="P1"><text:span text:style-name="T3">gpg: requesting key 7F0CEB10 from hkp server keyserver.ubuntu.com </text:span></text:p>
      <text:p text:style-name="P1"><text:span text:style-name="T3">gpgkeys: key 7F0CEB10 can't be retrieved </text:span></text:p>
      <text:p text:style-name="P1"><text:span text:style-name="T3">gpg: no valid OpenPGP data found. </text:span></text:p>
      <text:p text:style-name="P1"><text:span text:style-name="T3">gpg: Total number processed: 0 </text:span></text:p>
      <text:p text:style-name="P1"><text:span text:style-name="T3">comp@siftworkstation:~$ echo "deb http://repo.mongodb.org/apt/ubuntu precise/mongodb-org/3.0 multiverse" | sudo tee /etc/apt/sources.list.d/mongodb-org-3.0.list </text:span></text:p>
      <text:p text:style-name="P1"><text:span text:style-name="T3">deb http://repo.mongodb.org/apt/ubuntu precise/mongodb-org/3.0 multiverse </text:span></text:p>
      <text:p text:style-name="P1"><text:span text:style-name="T3">comp@siftworkstation:~$ clear </text:span></text:p>
      <text:p text:style-name="P1"><text:span text:style-name="T4"/></text:p>
      <text:p text:style-name="P1"><text:span text:style-name="T5">comp@siftworkstation:~$ sudo apt-key adv --keyserver hkp://keyserver.ubuntu.com:80 --recv 7F0CEB10 </text:span></text:p>
      <text:p text:style-name="P1"><text:span text:style-name="T5">Executing: gpg --ignore-time-conflict --no-options --no-default-keyring --homedir /tmp/tmp.JERKlEQ1gy --no-auto-check-trustdb --trust-model always --keyring /etc/apt/trusted.gpg --primary-keyring /etc/apt/trusted.gpg --keyring /etc/apt/trusted.gpg.d/paolorotolo-android-studio.gpg --keyring /etc/apt/trusted.gpg.d/sift-stable.gpg --keyring /etc/apt/trusted.gpg.d/tualatrix-ppa.gpg --keyring /etc/apt/trusted.gpg.d/webupd8team-java.gpg --keyserver hkp://keyserver.ubuntu.com:80 --recv 7F0CEB10 </text:span></text:p>
      <text:p text:style-name="P1"><text:span text:style-name="T5">gpg: requesting key 7F0CEB10 from hkp server keyserver.ubuntu.com </text:span></text:p>
      <text:p text:style-name="P1"><text:span text:style-name="T5">gpgkeys: key 7F0CEB10 can't be retrieved </text:span></text:p>
      <text:p text:style-name="P1"><text:span text:style-name="T5">gpg: no valid OpenPGP data found. </text:span></text:p>
      <text:p text:style-name="P1"><text:span text:style-name="T5">gpg: Total number processed: 0 </text:span></text:p>
      <text:p text:style-name="P1"><text:span text:style-name="T5">comp@siftworkstation:~$ echo "deb http://repo.mongodb.org/apt/ubuntu trusty/mongodb-org/3.0 multiverse" | sudo tee /etc/apt/sources.list.d/mongodb-org-3.0.list </text:span></text:p>
      <text:p text:style-name="P1"><text:span text:style-name="T5">deb http://repo.mongodb.org/apt/ubuntu trusty/mongodb-org/3.0 multiverse </text:span></text:p>
      <text:p text:style-name="P1"><text:span text:style-name="T5">comp@siftworkstation:~$ sudo apt-get update </text:span></text:p>
      <text:p text:style-name="P1"><text:span text:style-name="T5">Ign cdrom://Ubuntu 14.04 LTS _Trusty Tahr_ - Release amd64 (20140417) trusty InRelease </text:span></text:p>
      <text:p text:style-name="P1"><text:span text:style-name="T5">Ign cdrom://Ubuntu 14.04 LTS _Trusty Tahr_ - Release amd64 (20140417) trusty Release.gpg </text:span></text:p>
      <text:p text:style-name="P1"><text:span text:style-name="T5">Ign cdrom://Ubuntu 14.04 LTS _Trusty Tahr_ - Release amd64 (20140417) trusty Release </text:span></text:p>
      <text:p text:style-name="P1"><text:span text:style-name="T5">Get:1 http://packages.elasticsearch.org stable InRelease<text:s text:c="24"/></text:span></text:p>
      <text:p text:style-name="P1"><text:span text:style-name="T5">Get:2 http://extras.ubuntu.com trusty InRelease<text:s text:c="33"/></text:span></text:p>
      <text:p text:style-name="P1"><text:span text:style-name="T5">Get:3 http://ppa.launchpad.net trusty InRelease<text:s text:c="33"/></text:span></text:p>
      <text:p text:style-name="P1"><text:span text:style-name="T5">Get:4 http://ppa.launchpad.net trusty InRelease<text:s text:c="33"/></text:span></text:p>
      <text:p text:style-name="P1"><text:span text:style-name="T5">Get:5 http://ppa.launchpad.net trusty InRelease<text:s text:c="33"/></text:span></text:p>
      <text:p text:style-name="P1"><text:span text:style-name="T5">Get:6 http://ppa.launchpad.net trusty InRelease<text:s text:c="33"/></text:span></text:p>
      <text:p text:style-name="P1"><text:span text:style-name="T5">Err cdrom://Ubuntu 14.04 LTS _Trusty Tahr_ - Release amd64 (20140417) trusty/main amd64 Packages </text:span></text:p>
      <text:p text:style-name="P1"><text:span text:style-name="T5"><text:s text:c="2"/>Please use apt-cdrom to make this CD-ROM recognized by APT. apt-get update cannot be used to add new CD-ROMs </text:span></text:p>
      <text:p text:style-name="P1"><text:span text:style-name="T5">Err cdrom://Ubuntu 14.04 LTS _Trusty Tahr_ - Release amd64 (20140417) trusty/restricted amd64 Packages </text:span></text:p>
      <text:p text:style-name="P1"><text:span text:style-name="T5"><text:s text:c="2"/>Please use apt-cdrom to make this CD-ROM recognized by APT. apt-get update cannot be used to add new CD-ROMs </text:span></text:p>
      <text:p text:style-name="P1"><text:span text:style-name="T5">Err cdrom://Ubuntu 14.04 LTS _Trusty Tahr_ - Release amd64 (20140417) trusty/main i386 Packages </text:span></text:p>
      <text:p text:style-name="P1"><text:span text:style-name="T5"><text:s text:c="2"/>Please use apt-cdrom to make this CD-ROM recognized by APT. apt-get update cannot be used to add new CD-ROMs </text:span></text:p>
      <text:p text:style-name="P1"><text:span text:style-name="T5">Err cdrom://Ubuntu 14.04 LTS _Trusty Tahr_ - Release amd64 (20140417) trusty/restricted i386 Packages </text:span></text:p>
      <text:p text:style-name="P1"><text:span text:style-name="T5"><text:s text:c="2"/>Please use apt-cdrom to make this CD-ROM recognized by APT. apt-get update cannot be used to add new CD-ROMs </text:span></text:p>
      <text:p text:style-name="P1"><text:span text:style-name="T5">Ign cdrom://Ubuntu 14.04 LTS _Trusty Tahr_ - Release amd64 (20140417) trusty/main Translation-en_IN </text:span></text:p>
      <text:p text:style-name="P1"><text:span text:style-name="T5">Ign cdrom://Ubuntu 14.04 LTS _Trusty Tahr_ - Release amd64 (20140417) trusty/main Translation-en </text:span></text:p>
      <text:p text:style-name="P1"><text:span text:style-name="T5">Ign cdrom://Ubuntu 14.04 LTS _Trusty Tahr_ - Release amd64 (20140417) trusty/restricted Translation-en_IN </text:span></text:p>
      <text:p text:style-name="P1"><text:span text:style-name="T5">Ign cdrom://Ubuntu 14.04 LTS _Trusty Tahr_ - Release amd64 (20140417) trusty/restricted Translation-en </text:span></text:p>
      <text:p text:style-name="P1"><text:span text:style-name="T5">99% [2 InRelease gpgv 197 B] [Waiting for headers] [Waiting for headers] [WaitiSplitting up /var/lib/apt/lists/partial/extras.ubuntu.com_ubuntu_dists_trusty_InRIgn http://extras.ubuntu.com trusty InRelease<text:s text:c="35"/></text:span></text:p>
      <text:p text:style-name="P1"><text:span text:style-name="T5">E: GPG error: http://extras.ubuntu.com trusty InRelease: Clearsigned file isn't valid, got 'NODATA' (does the network require authentication?) </text:span></text:p>
      <text:p text:style-name="P1"><text:span text:style-name="T5">comp@siftworkstation:~$ sudo apt-get install -y mongodb-org </text:span></text:p>
      <text:p text:style-name="P1"><text:span text:style-name="T5">Reading package lists... Done </text:span></text:p>
      <text:p text:style-name="P1"><text:span text:style-name="T5">Building dependency tree<text:s text:c="8"/></text:span></text:p>
      <text:p text:style-name="P1"><text:span text:style-name="T5">Reading state information... Done </text:span></text:p>
      <text:p text:style-name="P1"><text:span text:style-name="T5">E: Unable to locate package mongodb-org </text:span></text:p>
      <text:p text:style-name="P1"><text:span text:style-name="T5">comp@siftworkstation:~$ sudo apt-get install -y mongodb-org=3.0.15 mongodb-org-server=3.0.15 mongodb-org-shell=3.0.15 mongodb-org-mongos=3.0.15 mongodb-org-tools=3.0.15 </text:span></text:p>
      <text:p text:style-name="P1"><text:span text:style-name="T5">Reading package lists... Done </text:span></text:p>
      <text:p text:style-name="P1"><text:span text:style-name="T5">Building dependency tree<text:s text:c="8"/></text:span></text:p>
      <text:p text:style-name="P1"><text:span text:style-name="T5">Reading state information... Done </text:span></text:p>
      <text:p text:style-name="P1"><text:span text:style-name="T5">E: Unable to locate package mongodb-org </text:span></text:p>
      <text:p text:style-name="P1"><text:span text:style-name="T5">E: Unable to locate package mongodb-org-server </text:span></text:p>
      <text:p text:style-name="P1"><text:span text:style-name="T5">E: Unable to locate package mongodb-org-shell </text:span></text:p>
      <text:p text:style-name="P1"><text:span text:style-name="T5">E: Unable to locate package mongodb-org-mongos </text:span></text:p>
      <text:p text:style-name="P1"><text:span text:style-name="T5">E: Unable to locate package mongodb-org-tools </text:span></text:p>
      <text:p text:style-name="P1"><text:span text:style-name="T5">comp@siftworkstation:~$ echo "mongodb-org hold" | sudo dpkg --set-selections </text:span></text:p>
      <text:p text:style-name="P1"><text:span text:style-name="T5">dpkg: warning: package not in database at line 1: mongodb-org </text:span></text:p>
      <text:p text:style-name="P1"><text:span text:style-name="T5">dpkg: warning: found unknown packages; this might mean the available database </text:span></text:p>
      <text:p text:style-name="P1"><text:span text:style-name="T5">is outdated, and needs to be updated through a frontend method </text:span></text:p>
      <text:p text:style-name="P1"><text:span text:style-name="T5">comp@siftworkstation:~$ echo "mongodb-org-server hold" | sudo dpkg --set-selections </text:span></text:p>
      <text:p text:style-name="P1"><text:span text:style-name="T5">dpkg: warning: package not in database at line 1: mongodb-org-server </text:span></text:p>
      <text:p text:style-name="P1"><text:span text:style-name="T5">dpkg: warning: found unknown packages; this might mean the available database </text:span></text:p>
      <text:p text:style-name="P1"><text:span text:style-name="T5">is outdated, and needs to be updated through a frontend method </text:span></text:p>
      <text:p text:style-name="P1"><text:span text:style-name="T5">comp@siftworkstation:~$ echo "mongodb-org-shell hold" | sudo dpkg --set-selections </text:span></text:p>
      <text:p text:style-name="P1"><text:span text:style-name="T5">dpkg: warning: package not in database at line 1: mongodb-org-shell </text:span></text:p>
      <text:p text:style-name="P1"><text:span text:style-name="T5">dpkg: warning: found unknown packages; this might mean the available database </text:span></text:p>
      <text:p text:style-name="P1"><text:span text:style-name="T5">is outdated, and needs to be updated through a frontend method </text:span></text:p>
      <text:p text:style-name="P1"><text:span text:style-name="T5">comp@siftworkstation:~$ echo "mongodb-org-mongos hold" | sudo dpkg --set-selections </text:span></text:p>
      <text:p text:style-name="P1"><text:span text:style-name="T5">dpkg: warning: package not in database at line 1: mongodb-org-mongos </text:span></text:p>
      <text:p text:style-name="P1"><text:span text:style-name="T5">dpkg: warning: found unknown packages; this might mean the available database </text:span></text:p>
      <text:p text:style-name="P1"><text:span text:style-name="T5">is outdated, and needs to be updated through a frontend method </text:span></text:p>
      <text:p text:style-name="P1"><text:span text:style-name="T5">comp@siftworkstation:~$ echo "mongodb-org-tools hold" | sudo dpkg --set-selections </text:span></text:p>
      <text:p text:style-name="P1"><text:span text:style-name="T5">dpkg: warning: package not in database at line 1: mongodb-org-tools </text:span></text:p>
      <text:p text:style-name="P1"><text:span text:style-name="T5">dpkg: warning: found unknown packages; this might mean the available database </text:span></text:p>
      <text:p text:style-name="P1"><text:span text:style-name="T5">is outdated, and needs to be updated through a frontend method </text:span></text:p>
      <text:p text:style-name="P1"><text:span text:style-name="T5">comp@siftworkstation:~$ sudo service mongod start </text:span></text:p>
      <text:p text:style-name="P1"><text:span text:style-name="T5">mongod: unrecognized service </text:span></text:p>
      <text:p text:style-name="P1"><text:span text:style-name="T5">comp@siftworkstation:~$ sudo service mongodb start </text:span></text:p>
      <text:p text:style-name="P1"><text:span text:style-name="T5">mongodb start/running, process 3921 </text:span></text:p>
      <text:p text:style-name="P1"><text:span text:style-name="T5">comp@siftworkstation:~$ sudo service mongod stop </text:span></text:p>
      <text:p text:style-name="P1"><text:span text:style-name="T5">[sudo] password for comp: </text:span></text:p>
      <text:p text:style-name="P1"><text:span text:style-name="T5">mongod: unrecognized service </text:span></text:p>
      <text:p text:style-name="P1"><text:span text:style-name="T5">mongodb start/running, process 3997 </text:span></text:p>
      <text:p text:style-name="P1"><text:span text:style-name="T5">comp@siftworkstation:~$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